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>
      <style:table-cell-properties fo:background-color="transparent" style:rotation-align="none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">
      <style:table-cell-properties fo:background-color="transparent" style:rotation-align="none"/>
    </style:style>
    <style:style style:name="ce4" style:family="table-cell" style:parent-style-name="Default" style:data-style-name="N3">
      <style:table-cell-properties style:rotation-align="none"/>
    </style:style>
    <style:style style:name="ce5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2" table:number-columns-repeated="4" table:default-cell-style-name="ce3"/>
        <table:table-column table:style-name="co2" table:default-cell-style-name="ce5"/>
        <table:table-column table:style-name="co2" table:default-cell-style-name="ce3"/>
        <table:table-column table:style-name="co2" table:default-cell-style-name="Default"/>
        <table:table-column table:style-name="co2" table:number-columns-repeated="2" table:default-cell-style-name="ce3"/>
        <table:table-row table:style-name="ro1">
          <table:table-cell table:style-name="Default" office:value-type="string" calcext:value-type="string">
            <text:p>Date</text:p>
          </table:table-cell>
          <table:table-cell table:style-name="ce2" office:value-type="string" calcext:value-type="string">
            <text:p>PCI</text:p>
          </table:table-cell>
          <table:table-cell table:style-name="Default" office:value-type="string" calcext:value-type="string">
            <text:p>ICG</text:p>
          </table:table-cell>
          <table:table-cell table:style-name="Default" office:value-type="string" calcext:value-type="string">
            <text:p>SOPC</text:p>
          </table:table-cell>
          <table:table-cell table:style-name="Default" office:value-type="string" calcext:value-type="string">
            <text:p>LCC</text:p>
          </table:table-cell>
          <table:table-cell table:style-name="Default" office:value-type="string" calcext:value-type="string">
            <text:p>LOWT</text:p>
          </table:table-cell>
          <table:table-cell table:style-name="Default" office:value-type="string" calcext:value-type="string">
            <text:p>MRS</text:p>
          </table:table-cell>
          <table:table-cell table:style-name="Default" office:value-type="string" calcext:value-type="string">
            <text:p>CCS</text:p>
          </table:table-cell>
          <table:table-cell office:value-type="string" calcext:value-type="string">
            <text:p>MIER</text:p>
          </table:table-cell>
          <table:table-cell table:style-name="Default" office:value-type="string" calcext:value-type="string">
            <text:p>NM</text:p>
          </table:table-cell>
          <table:table-cell table:style-name="Default" office:value-type="string" calcext:value-type="string">
            <text:p>FBM KLCI</text:p>
          </table:table-cell>
        </table:table-row>
        <table:table-row table:style-name="ro2">
          <table:table-cell office:value-type="date" office:date-value="2015-03-31" calcext:value-type="date">
            <text:p>2015-03-31 00:00:00</text:p>
          </table:table-cell>
          <table:table-cell office:value-type="float" office:value="154769" calcext:value-type="float">
            <text:p>154769</text:p>
          </table:table-cell>
          <table:table-cell office:value-type="float" office:value="12670.250538" calcext:value-type="float">
            <text:p>12,670</text:p>
          </table:table-cell>
          <table:table-cell office:value-type="float" office:value="149137" calcext:value-type="float">
            <text:p>149,137</text:p>
          </table:table-cell>
          <table:table-cell office:value-type="float" office:value="772021.544" calcext:value-type="float">
            <text:p>772,022</text:p>
          </table:table-cell>
          <table:table-cell office:value-type="float" office:value="47074.489" calcext:value-type="float">
            <text:p>47,074</text:p>
          </table:table-cell>
          <table:table-cell office:value-type="float" office:value="92269.272" calcext:value-type="float">
            <text:p>92,269</text:p>
          </table:table-cell>
          <table:table-cell office:value-type="float" office:value="106502.491" calcext:value-type="float">
            <text:p>106,502</text:p>
          </table:table-cell>
          <table:table-cell office:value-type="float" office:value="72.6" calcext:value-type="float">
            <text:p>72.6</text:p>
          </table:table-cell>
          <table:table-cell office:value-type="float" office:value="1058073.01115552" calcext:value-type="float">
            <text:p>1,058,073</text:p>
          </table:table-cell>
          <table:table-cell office:value-type="float" office:value="1811.08333333333" calcext:value-type="float">
            <text:p>1,811</text:p>
          </table:table-cell>
        </table:table-row>
        <table:table-row table:style-name="ro2">
          <table:table-cell office:value-type="date" office:date-value="2015-06-30" calcext:value-type="date">
            <text:p>2015-06-30 00:00:00</text:p>
          </table:table-cell>
          <table:table-cell office:value-type="float" office:value="154020" calcext:value-type="float">
            <text:p>154020</text:p>
          </table:table-cell>
          <table:table-cell office:value-type="float" office:value="16086.134717" calcext:value-type="float">
            <text:p>16,086</text:p>
          </table:table-cell>
          <table:table-cell office:value-type="float" office:value="137471" calcext:value-type="float">
            <text:p>137,471</text:p>
          </table:table-cell>
          <table:table-cell office:value-type="float" office:value="772841.23" calcext:value-type="float">
            <text:p>772,841</text:p>
          </table:table-cell>
          <table:table-cell office:value-type="float" office:value="49089.611" calcext:value-type="float">
            <text:p>49,090</text:p>
          </table:table-cell>
          <table:table-cell office:value-type="float" office:value="90573.703" calcext:value-type="float">
            <text:p>90,574</text:p>
          </table:table-cell>
          <table:table-cell office:value-type="float" office:value="103830.308" calcext:value-type="float">
            <text:p>103,830</text:p>
          </table:table-cell>
          <table:table-cell office:value-type="float" office:value="71.7" calcext:value-type="float">
            <text:p>71.7</text:p>
          </table:table-cell>
          <table:table-cell office:value-type="float" office:value="1064813.14451701" calcext:value-type="float">
            <text:p>1,064,813</text:p>
          </table:table-cell>
          <table:table-cell office:value-type="float" office:value="1757.47666666667" calcext:value-type="float">
            <text:p>1,757</text:p>
          </table:table-cell>
        </table:table-row>
        <table:table-row table:style-name="ro2">
          <table:table-cell office:value-type="date" office:date-value="2015-09-30" calcext:value-type="date">
            <text:p>2015-09-30 00:00:00</text:p>
          </table:table-cell>
          <table:table-cell office:value-type="float" office:value="164632" calcext:value-type="float">
            <text:p>164632</text:p>
          </table:table-cell>
          <table:table-cell office:value-type="float" office:value="15755.989512" calcext:value-type="float">
            <text:p>15,756</text:p>
          </table:table-cell>
          <table:table-cell office:value-type="float" office:value="145183" calcext:value-type="float">
            <text:p>145,183</text:p>
          </table:table-cell>
          <table:table-cell office:value-type="float" office:value="780142.27" calcext:value-type="float">
            <text:p>780,142</text:p>
          </table:table-cell>
          <table:table-cell office:value-type="float" office:value="50824.442" calcext:value-type="float">
            <text:p>50,824</text:p>
          </table:table-cell>
          <table:table-cell office:value-type="float" office:value="92737.351" calcext:value-type="float">
            <text:p>92,737</text:p>
          </table:table-cell>
          <table:table-cell office:value-type="float" office:value="104108.513" calcext:value-type="float">
            <text:p>104,109</text:p>
          </table:table-cell>
          <table:table-cell office:value-type="float" office:value="70.2" calcext:value-type="float">
            <text:p>70.2</text:p>
          </table:table-cell>
          <table:table-cell office:value-type="float" office:value="1056657.62844322" calcext:value-type="float">
            <text:p>1,056,658</text:p>
          </table:table-cell>
          <table:table-cell office:value-type="float" office:value="1652.30666666667" calcext:value-type="float">
            <text:p>1,652</text:p>
          </table:table-cell>
        </table:table-row>
        <table:table-row table:style-name="ro2">
          <table:table-cell office:value-type="date" office:date-value="2015-12-31" calcext:value-type="date">
            <text:p>2015-12-31 00:00:00</text:p>
          </table:table-cell>
          <table:table-cell office:value-type="float" office:value="161678" calcext:value-type="float">
            <text:p>161678</text:p>
          </table:table-cell>
          <table:table-cell office:value-type="float" office:value="17918.012761" calcext:value-type="float">
            <text:p>17,918</text:p>
          </table:table-cell>
          <table:table-cell office:value-type="float" office:value="159489" calcext:value-type="float">
            <text:p>159,489</text:p>
          </table:table-cell>
          <table:table-cell office:value-type="float" office:value="787397.002" calcext:value-type="float">
            <text:p>787,397</text:p>
          </table:table-cell>
          <table:table-cell office:value-type="float" office:value="52723.008" calcext:value-type="float">
            <text:p>52,723</text:p>
          </table:table-cell>
          <table:table-cell office:value-type="float" office:value="95919.508" calcext:value-type="float">
            <text:p>95,920</text:p>
          </table:table-cell>
          <table:table-cell office:value-type="float" office:value="106131.509" calcext:value-type="float">
            <text:p>106,132</text:p>
          </table:table-cell>
          <table:table-cell office:value-type="float" office:value="63.8" calcext:value-type="float">
            <text:p>63.8</text:p>
          </table:table-cell>
          <table:table-cell office:value-type="float" office:value="1064148.13378511" calcext:value-type="float">
            <text:p>1,064,148</text:p>
          </table:table-cell>
          <table:table-cell office:value-type="float" office:value="1676.79333333333" calcext:value-type="float">
            <text:p>1,677</text:p>
          </table:table-cell>
        </table:table-row>
        <table:table-row table:style-name="ro2">
          <table:table-cell office:value-type="date" office:date-value="2016-03-31" calcext:value-type="date">
            <text:p>2016-03-31 00:00:00</text:p>
          </table:table-cell>
          <table:table-cell office:value-type="float" office:value="162611" calcext:value-type="float">
            <text:p>162611</text:p>
          </table:table-cell>
          <table:table-cell office:value-type="float" office:value="15783.503816" calcext:value-type="float">
            <text:p>15,784</text:p>
          </table:table-cell>
          <table:table-cell office:value-type="float" office:value="117084" calcext:value-type="float">
            <text:p>117,084</text:p>
          </table:table-cell>
          <table:table-cell office:value-type="float" office:value="788947.576" calcext:value-type="float">
            <text:p>788,948</text:p>
          </table:table-cell>
          <table:table-cell office:value-type="float" office:value="47510.987" calcext:value-type="float">
            <text:p>47,511</text:p>
          </table:table-cell>
          <table:table-cell office:value-type="float" office:value="99547.891" calcext:value-type="float">
            <text:p>99,548</text:p>
          </table:table-cell>
          <table:table-cell office:value-type="float" office:value="106797.357" calcext:value-type="float">
            <text:p>106,797</text:p>
          </table:table-cell>
          <table:table-cell office:value-type="float" office:value="72.9" calcext:value-type="float">
            <text:p>72.9</text:p>
          </table:table-cell>
          <table:table-cell office:value-type="float" office:value="1084626.6450849" calcext:value-type="float">
            <text:p>1,084,627</text:p>
          </table:table-cell>
          <table:table-cell office:value-type="float" office:value="1680.04333333333" calcext:value-type="float">
            <text:p>1,680</text:p>
          </table:table-cell>
        </table:table-row>
        <table:table-row table:style-name="ro2">
          <table:table-cell office:value-type="date" office:date-value="2016-06-30" calcext:value-type="date">
            <text:p>2016-06-30 00:00:00</text:p>
          </table:table-cell>
          <table:table-cell office:value-type="float" office:value="163474" calcext:value-type="float">
            <text:p>163474</text:p>
          </table:table-cell>
          <table:table-cell office:value-type="float" office:value="17687.022792" calcext:value-type="float">
            <text:p>17,687</text:p>
          </table:table-cell>
          <table:table-cell office:value-type="float" office:value="127293" calcext:value-type="float">
            <text:p>127,293</text:p>
          </table:table-cell>
          <table:table-cell office:value-type="float" office:value="786322.508" calcext:value-type="float">
            <text:p>786,323</text:p>
          </table:table-cell>
          <table:table-cell office:value-type="float" office:value="49096.271" calcext:value-type="float">
            <text:p>49,096</text:p>
          </table:table-cell>
          <table:table-cell office:value-type="float" office:value="98496.059" calcext:value-type="float">
            <text:p>98,496</text:p>
          </table:table-cell>
          <table:table-cell office:value-type="float" office:value="105593.746" calcext:value-type="float">
            <text:p>105,594</text:p>
          </table:table-cell>
          <table:table-cell office:value-type="float" office:value="78.5" calcext:value-type="float">
            <text:p>78.5</text:p>
          </table:table-cell>
          <table:table-cell office:value-type="float" office:value="1069002.78007802" calcext:value-type="float">
            <text:p>1,069,003</text:p>
          </table:table-cell>
          <table:table-cell office:value-type="float" office:value="1650.93333333333" calcext:value-type="float">
            <text:p>1,651</text:p>
          </table:table-cell>
        </table:table-row>
        <table:table-row table:style-name="ro2">
          <table:table-cell office:value-type="date" office:date-value="2016-09-30" calcext:value-type="date">
            <text:p>2016-09-30 00:00:00</text:p>
          </table:table-cell>
          <table:table-cell office:value-type="float" office:value="174771" calcext:value-type="float">
            <text:p>174771</text:p>
          </table:table-cell>
          <table:table-cell office:value-type="float" office:value="15623.794846" calcext:value-type="float">
            <text:p>15,624</text:p>
          </table:table-cell>
          <table:table-cell office:value-type="float" office:value="126532" calcext:value-type="float">
            <text:p>126,532</text:p>
          </table:table-cell>
          <table:table-cell office:value-type="float" office:value="788161.623" calcext:value-type="float">
            <text:p>788,162</text:p>
          </table:table-cell>
          <table:table-cell office:value-type="float" office:value="49586.084" calcext:value-type="float">
            <text:p>49,586</text:p>
          </table:table-cell>
          <table:table-cell office:value-type="float" office:value="101129.888" calcext:value-type="float">
            <text:p>101,130</text:p>
          </table:table-cell>
          <table:table-cell office:value-type="float" office:value="106605.317" calcext:value-type="float">
            <text:p>106,605</text:p>
          </table:table-cell>
          <table:table-cell office:value-type="float" office:value="73.6" calcext:value-type="float">
            <text:p>73.6</text:p>
          </table:table-cell>
          <table:table-cell office:value-type="float" office:value="1067429.17487889" calcext:value-type="float">
            <text:p>1,067,429</text:p>
          </table:table-cell>
          <table:table-cell office:value-type="float" office:value="1661.29" calcext:value-type="float">
            <text:p>1,661</text:p>
          </table:table-cell>
        </table:table-row>
        <table:table-row table:style-name="ro2">
          <table:table-cell office:value-type="date" office:date-value="2016-12-31" calcext:value-type="date">
            <text:p>2016-12-31 00:00:00</text:p>
          </table:table-cell>
          <table:table-cell office:value-type="float" office:value="171404" calcext:value-type="float">
            <text:p>171404</text:p>
          </table:table-cell>
          <table:table-cell office:value-type="float" office:value="17883.092471" calcext:value-type="float">
            <text:p>17,883</text:p>
          </table:table-cell>
          <table:table-cell office:value-type="float" office:value="143676" calcext:value-type="float">
            <text:p>143,676</text:p>
          </table:table-cell>
          <table:table-cell office:value-type="float" office:value="793150.853" calcext:value-type="float">
            <text:p>793,151</text:p>
          </table:table-cell>
          <table:table-cell office:value-type="float" office:value="52163.067" calcext:value-type="float">
            <text:p>52,163</text:p>
          </table:table-cell>
          <table:table-cell office:value-type="float" office:value="104642.315" calcext:value-type="float">
            <text:p>104,642</text:p>
          </table:table-cell>
          <table:table-cell office:value-type="float" office:value="109187.778" calcext:value-type="float">
            <text:p>109,188</text:p>
          </table:table-cell>
          <table:table-cell office:value-type="float" office:value="69.8" calcext:value-type="float">
            <text:p>69.8</text:p>
          </table:table-cell>
          <table:table-cell office:value-type="float" office:value="1110075.47137777" calcext:value-type="float">
            <text:p>1,110,075</text:p>
          </table:table-cell>
          <table:table-cell office:value-type="float" office:value="1644.43666666667" calcext:value-type="float">
            <text:p>1,644</text:p>
          </table:table-cell>
        </table:table-row>
        <table:table-row table:style-name="ro2">
          <table:table-cell office:value-type="date" office:date-value="2017-03-31" calcext:value-type="date">
            <text:p>2017-03-31 00:00:00</text:p>
          </table:table-cell>
          <table:table-cell office:value-type="float" office:value="173330" calcext:value-type="float">
            <text:p>173330</text:p>
          </table:table-cell>
          <table:table-cell office:value-type="float" office:value="16408.362104" calcext:value-type="float">
            <text:p>16,408</text:p>
          </table:table-cell>
          <table:table-cell office:value-type="float" office:value="127528" calcext:value-type="float">
            <text:p>127,528</text:p>
          </table:table-cell>
          <table:table-cell office:value-type="float" office:value="793684.539" calcext:value-type="float">
            <text:p>793,685</text:p>
          </table:table-cell>
          <table:table-cell office:value-type="float" office:value="52944.798" calcext:value-type="float">
            <text:p>52,945</text:p>
          </table:table-cell>
          <table:table-cell office:value-type="float" office:value="109592.493" calcext:value-type="float">
            <text:p>109,592</text:p>
          </table:table-cell>
          <table:table-cell office:value-type="float" office:value="108932.879" calcext:value-type="float">
            <text:p>108,933</text:p>
          </table:table-cell>
          <table:table-cell office:value-type="float" office:value="76.6" calcext:value-type="float">
            <text:p>76.6</text:p>
          </table:table-cell>
          <table:table-cell office:value-type="float" office:value="1160954.33619118" calcext:value-type="float">
            <text:p>1,160,954</text:p>
          </table:table-cell>
          <table:table-cell office:value-type="float" office:value="1701.8" calcext:value-type="float">
            <text:p>1,702</text:p>
          </table:table-cell>
        </table:table-row>
        <table:table-row table:style-name="ro2">
          <table:table-cell office:value-type="date" office:date-value="2017-06-30" calcext:value-type="date">
            <text:p>2017-06-30 00:00:00</text:p>
          </table:table-cell>
          <table:table-cell office:value-type="float" office:value="174884" calcext:value-type="float">
            <text:p>174884</text:p>
          </table:table-cell>
          <table:table-cell office:value-type="float" office:value="17950.168049" calcext:value-type="float">
            <text:p>17,950</text:p>
          </table:table-cell>
          <table:table-cell office:value-type="float" office:value="128215" calcext:value-type="float">
            <text:p>128,215</text:p>
          </table:table-cell>
          <table:table-cell office:value-type="float" office:value="793501.409" calcext:value-type="float">
            <text:p>793,501</text:p>
          </table:table-cell>
          <table:table-cell office:value-type="float" office:value="49484.198" calcext:value-type="float">
            <text:p>49,484</text:p>
          </table:table-cell>
          <table:table-cell office:value-type="float" office:value="111756.001" calcext:value-type="float">
            <text:p>111,756</text:p>
          </table:table-cell>
          <table:table-cell office:value-type="float" office:value="108802.022" calcext:value-type="float">
            <text:p>108,802</text:p>
          </table:table-cell>
          <table:table-cell office:value-type="float" office:value="80.7" calcext:value-type="float">
            <text:p>80.7</text:p>
          </table:table-cell>
          <table:table-cell office:value-type="float" office:value="1175978.22220048" calcext:value-type="float">
            <text:p>1,175,978</text:p>
          </table:table-cell>
          <table:table-cell office:value-type="float" office:value="1765.86666666667" calcext:value-type="float">
            <text:p>1,766</text:p>
          </table:table-cell>
        </table:table-row>
        <table:table-row table:style-name="ro2">
          <table:table-cell office:value-type="date" office:date-value="2017-09-30" calcext:value-type="date">
            <text:p>2017-09-30 00:00:00</text:p>
          </table:table-cell>
          <table:table-cell office:value-type="float" office:value="187229" calcext:value-type="float">
            <text:p>187229</text:p>
          </table:table-cell>
          <table:table-cell office:value-type="float" office:value="17953.322206" calcext:value-type="float">
            <text:p>17,953</text:p>
          </table:table-cell>
          <table:table-cell office:value-type="float" office:value="126035" calcext:value-type="float">
            <text:p>126,035</text:p>
          </table:table-cell>
          <table:table-cell office:value-type="float" office:value="794750.738" calcext:value-type="float">
            <text:p>794,751</text:p>
          </table:table-cell>
          <table:table-cell office:value-type="float" office:value="50947.254" calcext:value-type="float">
            <text:p>50,947</text:p>
          </table:table-cell>
          <table:table-cell office:value-type="float" office:value="113430.965" calcext:value-type="float">
            <text:p>113,431</text:p>
          </table:table-cell>
          <table:table-cell office:value-type="float" office:value="110052.889" calcext:value-type="float">
            <text:p>110,053</text:p>
          </table:table-cell>
          <table:table-cell office:value-type="float" office:value="77.1" calcext:value-type="float">
            <text:p>77.1</text:p>
          </table:table-cell>
          <table:table-cell office:value-type="float" office:value="1184524.24126249" calcext:value-type="float">
            <text:p>1,184,524</text:p>
          </table:table-cell>
          <table:table-cell office:value-type="float" office:value="1762.92333333333" calcext:value-type="float">
            <text:p>1,763</text:p>
          </table:table-cell>
        </table:table-row>
        <table:table-row table:style-name="ro2">
          <table:table-cell office:value-type="date" office:date-value="2017-12-31" calcext:value-type="date">
            <text:p>2017-12-31 00:00:00</text:p>
          </table:table-cell>
          <table:table-cell office:value-type="float" office:value="183258" calcext:value-type="float">
            <text:p>183258</text:p>
          </table:table-cell>
          <table:table-cell office:value-type="float" office:value="18725.077646" calcext:value-type="float">
            <text:p>18,725</text:p>
          </table:table-cell>
          <table:table-cell office:value-type="float" office:value="132892" calcext:value-type="float">
            <text:p>132,892</text:p>
          </table:table-cell>
          <table:table-cell office:value-type="float" office:value="799509.589" calcext:value-type="float">
            <text:p>799,510</text:p>
          </table:table-cell>
          <table:table-cell office:value-type="float" office:value="53485.109" calcext:value-type="float">
            <text:p>53,485</text:p>
          </table:table-cell>
          <table:table-cell office:value-type="float" office:value="115534.579" calcext:value-type="float">
            <text:p>115,535</text:p>
          </table:table-cell>
          <table:table-cell office:value-type="float" office:value="113093.435" calcext:value-type="float">
            <text:p>113,093</text:p>
          </table:table-cell>
          <table:table-cell office:value-type="float" office:value="82.6" calcext:value-type="float">
            <text:p>82.6</text:p>
          </table:table-cell>
          <table:table-cell office:value-type="float" office:value="1230829.3923993" calcext:value-type="float">
            <text:p>1,230,829</text:p>
          </table:table-cell>
          <table:table-cell office:value-type="float" office:value="1754.19666666667" calcext:value-type="float">
            <text:p>1,754</text:p>
          </table:table-cell>
        </table:table-row>
        <table:table-row table:style-name="ro2">
          <table:table-cell office:value-type="date" office:date-value="2018-03-31" calcext:value-type="date">
            <text:p>2018-03-31 00:00:00</text:p>
          </table:table-cell>
          <table:table-cell office:value-type="float" office:value="184671" calcext:value-type="float">
            <text:p>184671</text:p>
          </table:table-cell>
          <table:table-cell office:value-type="float" office:value="16856.721341" calcext:value-type="float">
            <text:p>16,857</text:p>
          </table:table-cell>
          <table:table-cell office:value-type="float" office:value="121060" calcext:value-type="float">
            <text:p>121,060</text:p>
          </table:table-cell>
          <table:table-cell office:value-type="float" office:value="802972.368" calcext:value-type="float">
            <text:p>802,972</text:p>
          </table:table-cell>
          <table:table-cell office:value-type="float" office:value="52312.319" calcext:value-type="float">
            <text:p>52,312</text:p>
          </table:table-cell>
          <table:table-cell office:value-type="float" office:value="119702.198" calcext:value-type="float">
            <text:p>119,702</text:p>
          </table:table-cell>
          <table:table-cell office:value-type="float" office:value="114203.705" calcext:value-type="float">
            <text:p>114,204</text:p>
          </table:table-cell>
          <table:table-cell office:value-type="float" office:value="91" calcext:value-type="float">
            <text:p>91</text:p>
          </table:table-cell>
          <table:table-cell office:value-type="float" office:value="1258638.38604527" calcext:value-type="float">
            <text:p>1,258,638</text:p>
          </table:table-cell>
          <table:table-cell office:value-type="float" office:value="1862.74666666667" calcext:value-type="float">
            <text:p>1,863</text:p>
          </table:table-cell>
        </table:table-row>
        <table:table-row table:style-name="ro2">
          <table:table-cell office:value-type="date" office:date-value="2018-06-30" calcext:value-type="date">
            <text:p>2018-06-30 00:00:00</text:p>
          </table:table-cell>
          <table:table-cell office:value-type="float" office:value="188748" calcext:value-type="float">
            <text:p>188748</text:p>
          </table:table-cell>
          <table:table-cell office:value-type="float" office:value="17512.255101" calcext:value-type="float">
            <text:p>17,512</text:p>
          </table:table-cell>
          <table:table-cell office:value-type="float" office:value="139863" calcext:value-type="float">
            <text:p>139,863</text:p>
          </table:table-cell>
          <table:table-cell office:value-type="float" office:value="868528.639" calcext:value-type="float">
            <text:p>868,529</text:p>
          </table:table-cell>
          <table:table-cell office:value-type="float" office:value="55526.615" calcext:value-type="float">
            <text:p>55,527</text:p>
          </table:table-cell>
          <table:table-cell office:value-type="float" office:value="122694.792" calcext:value-type="float">
            <text:p>122,695</text:p>
          </table:table-cell>
          <table:table-cell office:value-type="float" office:value="113055.226" calcext:value-type="float">
            <text:p>113,055</text:p>
          </table:table-cell>
          <table:table-cell office:value-type="float" office:value="132.9" calcext:value-type="float">
            <text:p>132.9</text:p>
          </table:table-cell>
          <table:table-cell office:value-type="float" office:value="1249868.19743684" calcext:value-type="float">
            <text:p>1,249,868</text:p>
          </table:table-cell>
          <table:table-cell office:value-type="float" office:value="1767.49666666667" calcext:value-type="float">
            <text:p>1,767</text:p>
          </table:table-cell>
        </table:table-row>
        <table:table-row table:style-name="ro2">
          <table:table-cell office:value-type="date" office:date-value="2018-09-30" calcext:value-type="date">
            <text:p>2018-09-30 00:00:00</text:p>
          </table:table-cell>
          <table:table-cell office:value-type="float" office:value="203831" calcext:value-type="float">
            <text:p>203831</text:p>
          </table:table-cell>
          <table:table-cell office:value-type="float" office:value="18973.451862" calcext:value-type="float">
            <text:p>18,973</text:p>
          </table:table-cell>
          <table:table-cell office:value-type="float" office:value="144005" calcext:value-type="float">
            <text:p>144,005</text:p>
          </table:table-cell>
          <table:table-cell office:value-type="float" office:value="879758.312" calcext:value-type="float">
            <text:p>879,758</text:p>
          </table:table-cell>
          <table:table-cell office:value-type="float" office:value="57952.257" calcext:value-type="float">
            <text:p>57,952</text:p>
          </table:table-cell>
          <table:table-cell office:value-type="float" office:value="128076.117" calcext:value-type="float">
            <text:p>128,076</text:p>
          </table:table-cell>
          <table:table-cell office:value-type="float" office:value="115762.945" calcext:value-type="float">
            <text:p>115,763</text:p>
          </table:table-cell>
          <table:table-cell office:value-type="float" office:value="107.5" calcext:value-type="float">
            <text:p>107.5</text:p>
          </table:table-cell>
          <table:table-cell office:value-type="float" office:value="1236771.50722988" calcext:value-type="float">
            <text:p>1,236,772</text:p>
          </table:table-cell>
          <table:table-cell office:value-type="float" office:value="1799.02" calcext:value-type="float">
            <text:p>1,799</text:p>
          </table:table-cell>
        </table:table-row>
        <table:table-row table:style-name="ro2">
          <table:table-cell office:value-type="date" office:date-value="2018-12-31" calcext:value-type="date">
            <text:p>2018-12-31 00:00:00</text:p>
          </table:table-cell>
          <table:table-cell office:value-type="float" office:value="198601" calcext:value-type="float">
            <text:p>198601</text:p>
          </table:table-cell>
          <table:table-cell office:value-type="float" office:value="19688.369746" calcext:value-type="float">
            <text:p>19,688</text:p>
          </table:table-cell>
          <table:table-cell office:value-type="float" office:value="128158" calcext:value-type="float">
            <text:p>128,158</text:p>
          </table:table-cell>
          <table:table-cell office:value-type="float" office:value="882698.687" calcext:value-type="float">
            <text:p>882,699</text:p>
          </table:table-cell>
          <table:table-cell office:value-type="float" office:value="62472.537" calcext:value-type="float">
            <text:p>62,473</text:p>
          </table:table-cell>
          <table:table-cell office:value-type="float" office:value="129520.582" calcext:value-type="float">
            <text:p>129,521</text:p>
          </table:table-cell>
          <table:table-cell office:value-type="float" office:value="117219.804" calcext:value-type="float">
            <text:p>117,220</text:p>
          </table:table-cell>
          <table:table-cell office:value-type="float" office:value="96.8" calcext:value-type="float">
            <text:p>96.8</text:p>
          </table:table-cell>
          <table:table-cell office:value-type="float" office:value="1262141.53283704" calcext:value-type="float">
            <text:p>1,262,142</text:p>
          </table:table-cell>
          <table:table-cell office:value-type="float" office:value="1693.23666666667" calcext:value-type="float">
            <text:p>1,693</text:p>
          </table:table-cell>
        </table:table-row>
        <table:table-row table:style-name="ro2">
          <table:table-cell office:value-type="date" office:date-value="2019-03-31" calcext:value-type="date">
            <text:p>2019-03-31 00:00:00</text:p>
          </table:table-cell>
          <table:table-cell office:value-type="float" office:value="198858" calcext:value-type="float">
            <text:p>198858</text:p>
          </table:table-cell>
          <table:table-cell office:value-type="float" office:value="16967.177973" calcext:value-type="float">
            <text:p>16,967</text:p>
          </table:table-cell>
          <table:table-cell office:value-type="float" office:value="131090" calcext:value-type="float">
            <text:p>131,090</text:p>
          </table:table-cell>
          <table:table-cell office:value-type="float" office:value="880615.053" calcext:value-type="float">
            <text:p>880,615</text:p>
          </table:table-cell>
          <table:table-cell office:value-type="float" office:value="57091.964" calcext:value-type="float">
            <text:p>57,092</text:p>
          </table:table-cell>
          <table:table-cell office:value-type="float" office:value="130051.588" calcext:value-type="float">
            <text:p>130,052</text:p>
          </table:table-cell>
          <table:table-cell office:value-type="float" office:value="117975.085" calcext:value-type="float">
            <text:p>117,975</text:p>
          </table:table-cell>
          <table:table-cell office:value-type="float" office:value="85.6" calcext:value-type="float">
            <text:p>85.6</text:p>
          </table:table-cell>
          <table:table-cell office:value-type="float" office:value="1278293.23693811" calcext:value-type="float">
            <text:p>1,278,293</text:p>
          </table:table-cell>
          <table:table-cell office:value-type="float" office:value="1678.29666666667" calcext:value-type="float">
            <text:p>1,678</text:p>
          </table:table-cell>
        </table:table-row>
        <table:table-row table:style-name="ro2">
          <table:table-cell office:value-type="date" office:date-value="2019-06-30" calcext:value-type="date">
            <text:p>2019-06-30 00:00:00</text:p>
          </table:table-cell>
          <table:table-cell office:value-type="float" office:value="203386" calcext:value-type="float">
            <text:p>203386</text:p>
          </table:table-cell>
          <table:table-cell office:value-type="float" office:value="18837.76972" calcext:value-type="float">
            <text:p>18,838</text:p>
          </table:table-cell>
          <table:table-cell office:value-type="float" office:value="139709" calcext:value-type="float">
            <text:p>139,709</text:p>
          </table:table-cell>
          <table:table-cell office:value-type="float" office:value="880203.402" calcext:value-type="float">
            <text:p>880,203</text:p>
          </table:table-cell>
          <table:table-cell office:value-type="float" office:value="55484.636" calcext:value-type="float">
            <text:p>55,485</text:p>
          </table:table-cell>
          <table:table-cell office:value-type="float" office:value="131933.748" calcext:value-type="float">
            <text:p>131,934</text:p>
          </table:table-cell>
          <table:table-cell office:value-type="float" office:value="117320.91" calcext:value-type="float">
            <text:p>117,321</text:p>
          </table:table-cell>
          <table:table-cell office:value-type="float" office:value="93" calcext:value-type="float">
            <text:p>93</text:p>
          </table:table-cell>
          <table:table-cell office:value-type="float" office:value="1291612.66121363" calcext:value-type="float">
            <text:p>1,291,613</text:p>
          </table:table-cell>
          <table:table-cell office:value-type="float" office:value="1655.06" calcext:value-type="float">
            <text:p>1,655</text:p>
          </table:table-cell>
        </table:table-row>
        <table:table-row table:style-name="ro2">
          <table:table-cell office:value-type="date" office:date-value="2019-09-30" calcext:value-type="date">
            <text:p>2019-09-30 00:00:00</text:p>
          </table:table-cell>
          <table:table-cell office:value-type="float" office:value="218143" calcext:value-type="float">
            <text:p>218143</text:p>
          </table:table-cell>
          <table:table-cell office:value-type="float" office:value="18504.265237" calcext:value-type="float">
            <text:p>18,504</text:p>
          </table:table-cell>
          <table:table-cell office:value-type="float" office:value="133257" calcext:value-type="float">
            <text:p>133,257</text:p>
          </table:table-cell>
          <table:table-cell office:value-type="float" office:value="883634.183" calcext:value-type="float">
            <text:p>883,634</text:p>
          </table:table-cell>
          <table:table-cell office:value-type="float" office:value="56454.504" calcext:value-type="float">
            <text:p>56,455</text:p>
          </table:table-cell>
          <table:table-cell office:value-type="float" office:value="137104.493" calcext:value-type="float">
            <text:p>137,104</text:p>
          </table:table-cell>
          <table:table-cell office:value-type="float" office:value="118454.338" calcext:value-type="float">
            <text:p>118,454</text:p>
          </table:table-cell>
          <table:table-cell office:value-type="float" office:value="84" calcext:value-type="float">
            <text:p>84</text:p>
          </table:table-cell>
          <table:table-cell office:value-type="float" office:value="1290416.00529586" calcext:value-type="float">
            <text:p>1,290,416</text:p>
          </table:table-cell>
          <table:table-cell office:value-type="float" office:value="1610.30666666667" calcext:value-type="float">
            <text:p>1,610</text:p>
          </table:table-cell>
        </table:table-row>
        <table:table-row table:style-name="ro2">
          <table:table-cell office:value-type="date" office:date-value="2019-12-31" calcext:value-type="date">
            <text:p>2019-12-31 00:00:00</text:p>
          </table:table-cell>
          <table:table-cell office:value-type="float" office:value="214678" calcext:value-type="float">
            <text:p>214678</text:p>
          </table:table-cell>
          <table:table-cell office:value-type="float" office:value="19704.177128" calcext:value-type="float">
            <text:p>19,704</text:p>
          </table:table-cell>
          <table:table-cell office:value-type="float" office:value="146059" calcext:value-type="float">
            <text:p>146,059</text:p>
          </table:table-cell>
          <table:table-cell office:value-type="float" office:value="888813.171" calcext:value-type="float">
            <text:p>888,813</text:p>
          </table:table-cell>
          <table:table-cell office:value-type="float" office:value="57500.45" calcext:value-type="float">
            <text:p>57,500</text:p>
          </table:table-cell>
          <table:table-cell office:value-type="float" office:value="138610.371" calcext:value-type="float">
            <text:p>138,610</text:p>
          </table:table-cell>
          <table:table-cell office:value-type="float" office:value="121170.463" calcext:value-type="float">
            <text:p>121,170</text:p>
          </table:table-cell>
          <table:table-cell office:value-type="float" office:value="82.3" calcext:value-type="float">
            <text:p>82.3</text:p>
          </table:table-cell>
          <table:table-cell office:value-type="float" office:value="1326405.05846277" calcext:value-type="float">
            <text:p>1,326,405</text:p>
          </table:table-cell>
          <table:table-cell office:value-type="float" office:value="1591.83333333333" calcext:value-type="float">
            <text:p>1,592</text:p>
          </table:table-cell>
        </table:table-row>
        <table:table-row table:style-name="ro2">
          <table:table-cell office:value-type="date" office:date-value="2020-03-31" calcext:value-type="date">
            <text:p>2020-03-31 00:00:00</text:p>
          </table:table-cell>
          <table:table-cell office:value-type="float" office:value="212257" calcext:value-type="float">
            <text:p>212257</text:p>
          </table:table-cell>
          <table:table-cell office:value-type="float" office:value="17777.865886" calcext:value-type="float">
            <text:p>17,778</text:p>
          </table:table-cell>
          <table:table-cell office:value-type="float" office:value="96089" calcext:value-type="float">
            <text:p>96,089</text:p>
          </table:table-cell>
          <table:table-cell office:value-type="float" office:value="886921.867" calcext:value-type="float">
            <text:p>886,922</text:p>
          </table:table-cell>
          <table:table-cell office:value-type="float" office:value="55107.091" calcext:value-type="float">
            <text:p>55,107</text:p>
          </table:table-cell>
          <table:table-cell office:value-type="float" office:value="132750.456" calcext:value-type="float">
            <text:p>132,750</text:p>
          </table:table-cell>
          <table:table-cell office:value-type="float" office:value="119549.832" calcext:value-type="float">
            <text:p>119,550</text:p>
          </table:table-cell>
          <table:table-cell office:value-type="float" office:value="51.1" calcext:value-type="float">
            <text:p>51.1</text:p>
          </table:table-cell>
          <table:table-cell office:value-type="float" office:value="1355344.37483596" calcext:value-type="float">
            <text:p>1,355,344</text:p>
          </table:table-cell>
          <table:table-cell office:value-type="float" office:value="1454.86333333333" calcext:value-type="float">
            <text:p>1,455</text:p>
          </table:table-cell>
        </table:table-row>
        <table:table-row table:style-name="ro2">
          <table:table-cell office:value-type="date" office:date-value="2020-06-30" calcext:value-type="date">
            <text:p>2020-06-30 00:00:00</text:p>
          </table:table-cell>
          <table:table-cell office:value-type="float" office:value="203386" calcext:value-type="float">
            <text:p>203386</text:p>
          </table:table-cell>
          <table:table-cell office:value-type="float" office:value="17090" calcext:value-type="float">
            <text:p>17,090</text:p>
          </table:table-cell>
          <table:table-cell table:style-name="ce4" office:value-type="float" office:value="61531" calcext:value-type="float">
            <text:p>61,531</text:p>
          </table:table-cell>
          <table:table-cell table:style-name="Default" table:number-columns-repeated="2"/>
          <table:table-cell office:value-type="float" office:value="107046.473" calcext:value-type="float">
            <text:p>107,046</text:p>
          </table:table-cell>
          <table:table-cell table:style-name="Default"/>
          <table:table-cell office:value-type="float" office:value="90.1" calcext:value-type="float">
            <text:p>90.1</text:p>
          </table:table-cell>
          <table:table-cell office:value-type="float" office:value="1433847.27446946" calcext:value-type="float">
            <text:p>1,433,847</text:p>
          </table:table-cell>
          <table:table-cell table:style-name="ce4" office:value-type="float" office:value="1460.69333333333" calcext:value-type="float">
            <text:p>1,4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loext:fill-character> </loext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12:22:10.595615372</meta:creation-date>
    <dc:date>2020-10-31T14:52:30.849478579</dc:date>
    <meta:editing-duration>PT42M32S</meta:editing-duration>
    <meta:editing-cycles>2</meta:editing-cycles>
    <meta:generator>LibreOffice/6.4.6.2$Linux_X86_64 LibreOffice_project/40$Build-2</meta:generator>
    <meta:document-statistic meta:table-count="1" meta:cell-count="250" meta:object-count="0"/>
  </office:meta>
</office:document-meta>
</file>